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a08" officeooo:paragraph-rsid="0005aa08"/>
    </style:style>
    <style:style style:name="P2" style:family="paragraph" style:parent-style-name="Standard">
      <style:text-properties officeooo:rsid="00103313" officeooo:paragraph-rsid="0005aa08"/>
    </style:style>
    <style:style style:name="P3" style:family="paragraph" style:parent-style-name="Standard">
      <style:text-properties officeooo:rsid="0012e585" officeooo:paragraph-rsid="0012e585"/>
    </style:style>
    <style:style style:name="P4" style:family="paragraph" style:parent-style-name="Standard" style:list-style-name="L1">
      <style:text-properties officeooo:rsid="0012e585" officeooo:paragraph-rsid="0012e585"/>
    </style:style>
    <style:style style:name="P5" style:family="paragraph" style:parent-style-name="Standard">
      <style:text-properties officeooo:rsid="0012e585" officeooo:paragraph-rsid="0012e585"/>
    </style:style>
    <style:style style:name="P6" style:family="paragraph" style:parent-style-name="Standard" style:list-style-name="L1">
      <style:text-properties fo:font-style="normal" officeooo:rsid="0012e585" officeooo:paragraph-rsid="0012e585" style:font-style-asian="normal" style:font-style-complex="normal"/>
    </style:style>
    <style:style style:name="P7" style:family="paragraph" style:parent-style-name="Standard" style:list-style-name="L1">
      <style:text-properties fo:font-style="normal" officeooo:rsid="0016074c" officeooo:paragraph-rsid="0016074c" style:font-style-asian="normal" style:font-style-complex="normal"/>
    </style:style>
    <style:style style:name="P8" style:family="paragraph" style:parent-style-name="Standard" style:list-style-name="L1">
      <style:text-properties fo:language="pt" fo:country="PT" fo:font-style="normal" officeooo:rsid="0016074c" officeooo:paragraph-rsid="0016074c" style:font-style-asian="normal" style:font-style-complex="normal"/>
    </style:style>
    <style:style style:name="P9" style:family="paragraph" style:parent-style-name="Standard" style:list-style-name="L1">
      <style:text-properties fo:language="pt" fo:country="PT" fo:font-style="normal" officeooo:rsid="0017e430" officeooo:paragraph-rsid="0017e430" style:font-style-asian="normal" style:font-style-complex="normal"/>
    </style:style>
    <style:style style:name="P10" style:family="paragraph" style:parent-style-name="Standard" style:list-style-name="L1">
      <style:text-properties fo:language="pt" fo:country="PT" fo:font-style="normal" officeooo:rsid="001954e1" officeooo:paragraph-rsid="001954e1" style:font-style-asian="normal" style:font-style-complex="normal"/>
    </style:style>
    <style:style style:name="P11" style:family="paragraph" style:parent-style-name="Standard" style:list-style-name="L1">
      <style:text-properties fo:language="pt" fo:country="PT" fo:font-style="normal" officeooo:rsid="001a0869" officeooo:paragraph-rsid="001954e1" style:font-style-asian="normal" style:font-style-complex="normal"/>
    </style:style>
    <style:style style:name="P12" style:family="paragraph" style:parent-style-name="Standard" style:list-style-name="L1">
      <style:text-properties fo:language="pt" fo:country="PT" fo:font-style="normal" officeooo:rsid="001a0869" officeooo:paragraph-rsid="001a0869" style:font-style-asian="normal" style:font-style-complex="normal"/>
    </style:style>
    <style:style style:name="P13" style:family="paragraph" style:parent-style-name="Standard" style:list-style-name="L1">
      <style:text-properties fo:language="pt" fo:country="PT" officeooo:rsid="0017e430" officeooo:paragraph-rsid="0017e430"/>
    </style:style>
    <style:style style:name="P14" style:family="paragraph" style:parent-style-name="Standard" style:list-style-name="L1">
      <style:text-properties fo:language="pt" fo:country="PT" fo:font-style="italic" officeooo:rsid="0017e430" officeooo:paragraph-rsid="0017e430" style:font-style-asian="italic" style:font-style-complex="italic"/>
    </style:style>
    <style:style style:name="P15" style:family="paragraph" style:parent-style-name="Standard">
      <style:text-properties officeooo:rsid="001e2561" officeooo:paragraph-rsid="001e256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da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ncípios de Desenvolvimento de Software</text:p>
      <text:p text:style-name="P3">Prof: Nuno <text:span text:style-name="T3">Melo e Castro</text:span></text:p>
      <text:p text:style-name="P15">Data: 2020-11-16</text:p>
      <text:p text:style-name="P1"/>
      <text:p text:style-name="P1">Notas de Aula:</text:p>
      <text:p text:style-name="P2"/>
      <text:list xml:id="list3887774886" text:style-name="L1">
        <text:list-item>
          <text:p text:style-name="P4">Problemas de comunicação são as principais fontes de problemas e dificuldades no Desenvolvimento de Software.</text:p>
          <text:list>
            <text:list-item>
              <text:p text:style-name="P4">Uma forma de reforçar a comunicação e concretizar requisistos e acordos é através da via escrita.</text:p>
            </text:list-item>
            <text:list-item>
              <text:p text:style-name="P4">Os documentos do projeto serão sempre atualizados consoante à evolução do projeto.</text:p>
            </text:list-item>
          </text:list>
        </text:list-item>
        <text:list-item>
          <text:p text:style-name="P4">Software não é um bem tangível.</text:p>
        </text:list-item>
        <text:list-item>
          <text:p text:style-name="P4">Não há uma padronização para a construção de software. <text:span text:style-name="T1">Lacks standardization.</text:span></text:p>
        </text:list-item>
        <text:list-item>
          <text:p text:style-name="P6">Custos associados ao Software:</text:p>
          <text:list>
            <text:list-item>
              <text:p text:style-name="P6">07% Análise de Requisitos</text:p>
            </text:list-item>
            <text:list-item>
              <text:p text:style-name="P6">06% Design</text:p>
            </text:list-item>
            <text:list-item>
              <text:p text:style-name="P6">12% Programming</text:p>
            </text:list-item>
            <text:list-item>
              <text:p text:style-name="P6">08% Integration</text:p>
            </text:list-item>
            <text:list-item>
              <text:p text:style-name="P6">67% Manutenção</text:p>
            </text:list-item>
          </text:list>
        </text:list-item>
        <text:list-item>
          <text:p text:style-name="P7">Processo de Desenvolvimento de Software</text:p>
          <text:list>
            <text:list-item>
              <text:p text:style-name="P7">Waterfall</text:p>
              <text:list>
                <text:list-item>
                  <text:p text:style-name="P7">Requirement</text:p>
                </text:list-item>
                <text:list-item>
                  <text:p text:style-name="P7">Design</text:p>
                </text:list-item>
                <text:list-item>
                  <text:p text:style-name="P7">Implementation</text:p>
                </text:list-item>
                <text:list-item>
                  <text:p text:style-name="P7">Verification</text:p>
                </text:list-item>
                <text:list-item>
                  <text:p text:style-name="P7">Maintenance</text:p>
                </text:list-item>
              </text:list>
            </text:list-item>
            <text:list-item>
              <text:p text:style-name="P7">Iterative Methodology (RUP – Rational Unified Process Framework)</text:p>
              <text:list>
                <text:list-item>
                  <text:p text:style-name="P7">Initial Planning</text:p>
                </text:list-item>
                <text:list-item>
                  <text:p text:style-name="P7">Planning</text:p>
                </text:list-item>
                <text:list-item>
                  <text:p text:style-name="P7">Business Modeling</text:p>
                </text:list-item>
                <text:list-item>
                  <text:p text:style-name="P7">Requirements</text:p>
                </text:list-item>
                <text:list-item>
                  <text:p text:style-name="P7">Analysis &amp; Design</text:p>
                </text:list-item>
                <text:list-item>
                  <text:p text:style-name="P7">Implementation</text:p>
                </text:list-item>
                <text:list-item>
                  <text:p text:style-name="P7">Deployment (Release)</text:p>
                </text:list-item>
                <text:list-item>
                  <text:p text:style-name="P7">Test</text:p>
                </text:list-item>
                <text:list-item>
                  <text:p text:style-name="P7">Evaluation</text:p>
                </text:list-item>
                <text:list-item>
                  <text:p text:style-name="P7">Back to 2</text:p>
                </text:list-item>
              </text:list>
            </text:list-item>
            <text:list-item>
              <text:p text:style-name="P8">Dos requisitos até ao código:</text:p>
              <text:list>
                <text:list-item>
                  <text:p text:style-name="P8">REQUISITOS – Levantamento de Requisitos</text:p>
                </text:list-item>
                <text:list-item>
                  <text:p text:style-name="P8">ANÁLISE – Investigação do problema</text:p>
                </text:list-item>
                <text:list-item>
                  <text:p text:style-name="P8">DESIGN – Solução Lógica</text:p>
                </text:list-item>
                <text:list-item>
                  <text:p text:style-name="P8">IMPLEMENTAÇÃO – Código</text:p>
                </text:list-item>
              </text:list>
            </text:list-item>
            <text:list-item>
              <text:p text:style-name="P9">REQUISITOS x ANALISE x DESIGN:</text:p>
              <text:list>
                <text:list-item>
                  <text:p text:style-name="P9">Requisitos:</text:p>
                  <text:list>
                    <text:list-item>
                      <text:p text:style-name="P13"><text:span text:style-name="T2">Identificar o que é que as partes interessadas querem. </text:span><text:span text:style-name="T1">Stakeholders</text:span><text:span text:style-name="T2">.</text:span></text:p>
                    </text:list-item>
                    <text:list-item>
                      <text:p text:style-name="P9">Clarificar e registar as restrições e requisitos.</text:p>
                    </text:list-item>
                  </text:list>
                </text:list-item>
                <text:list-item>
                  <text:p text:style-name="P9">Análise:</text:p>
                  <text:list>
                    <text:list-item>
                      <text:p text:style-name="P14">Do the right thing</text:p>
                    </text:list-item>
                    <text:list-item>
                      <text:p text:style-name="P9">Investigação do problema e de requisitos</text:p>
                    </text:list-item>
                    <text:list-item>
                      <text:p text:style-name="P9"><text:soft-page-break/>Explorar os detalhes dos requisitos</text:p>
                    </text:list-item>
                    <text:list-item>
                      <text:p text:style-name="P9">Análise de requisitos ou análise OO</text:p>
                    </text:list-item>
                  </text:list>
                </text:list-item>
                <text:list-item>
                  <text:p text:style-name="P9">Design</text:p>
                  <text:list>
                    <text:list-item>
                      <text:p text:style-name="P9">Fazer a coisa correctamente. <text:span text:style-name="T1">Do the right thing.</text:span></text:p>
                    </text:list-item>
                    <text:list-item>
                      <text:p text:style-name="P9">Solução conceptual que visa preencher os requisitos</text:p>
                    </text:list-item>
                    <text:list-item>
                      <text:p text:style-name="P9">Pode conduzir à implementação</text:p>
                    </text:list-item>
                    <text:list-item>
                      <text:p text:style-name="P9">Mas não é a implementação</text:p>
                    </text:list-item>
                    <text:list-item>
                      <text:p text:style-name="P9">Design arquitetura, design de casos de uso OO, design de base de dados.</text:p>
                    </text:list-item>
                  </text:list>
                </text:list-item>
                <text:list-item>
                  <text:p text:style-name="P9">Implementação</text:p>
                  <text:list>
                    <text:list-item>
                      <text:p text:style-name="P9">Construir a coisa (código máquina : Java, C#, C++)!</text:p>
                    </text:list-item>
                  </text:list>
                </text:list-item>
              </text:list>
            </text:list-item>
            <text:list-item>
              <text:p text:style-name="P10">Artefactos de Requisitos</text:p>
              <text:list>
                <text:list-item>
                  <text:p text:style-name="P10">Modelos de Casos de Uso</text:p>
                </text:list-item>
                <text:list-item>
                  <text:p text:style-name="P10">Visão </text:p>
                </text:list-item>
                <text:list-item>
                  <text:p text:style-name="P10">Especificação Suplementar</text:p>
                </text:list-item>
                <text:list-item>
                  <text:p text:style-name="P11">Glossário</text:p>
                </text:list-item>
                <text:list-item>
                  <text:p text:style-name="P10">Contratos de Operação do Sistema</text:p>
                </text:list-item>
                <text:list-item>
                  <text:p text:style-name="P10">…</text:p>
                </text:list-item>
                <text:list-item>
                  <text:p text:style-name="P10">Como desenvolver:</text:p>
                  <text:list>
                    <text:list-item>
                      <text:p text:style-name="P10">Sinergia</text:p>
                    </text:list-item>
                    <text:list-item>
                      <text:p text:style-name="P10">Escrever um esboço da visão</text:p>
                    </text:list-item>
                    <text:list-item>
                      <text:p text:style-name="P10">Identificar casos de uso e objetivos dos utilizadores</text:p>
                    </text:list-item>
                    <text:list-item>
                      <text:p text:style-name="P10">Escrever alguns dos casos de uso</text:p>
                    </text:list-item>
                    <text:list-item>
                      <text:p text:style-name="P10">Iniciar a especificação suplementar</text:p>
                    </text:list-item>
                    <text:list-item>
                      <text:p text:style-name="P10">Refinar a Visão, sumariando e sistematizando a informação dos anteriores</text:p>
                    </text:list-item>
                  </text:list>
                </text:list-item>
                <text:list-item>
                  <text:p text:style-name="P10">Glossário</text:p>
                  <text:list>
                    <text:list-item>
                      <text:p text:style-name="P10">Ordenado alfabeticamente</text:p>
                    </text:list-item>
                    <text:list-item>
                      <text:p text:style-name="P10">É como um dicionário: define a terminologia usada por outros artefactos.</text:p>
                    </text:list-item>
                  </text:list>
                </text:list-item>
                <text:list-item>
                  <text:p text:style-name="P10">Modelo de Casos de Uso (<text:span text:style-name="T1">Use Case</text:span>)</text:p>
                  <text:list>
                    <text:list-item>
                      <text:p text:style-name="P10">Caso de uso - É uma história de como se usa o sistema para atingir determinado objetivo.</text:p>
                    </text:list-item>
                    <text:list-item>
                      <text:p text:style-name="P10">Ator – É algo com comportamento: pessoa, computador, organização</text:p>
                    </text:list-item>
                    <text:list-item>
                      <text:p text:style-name="P10">Cenário – Instância de caso de uso. É uma sequência específica de ações e interações entre atores e o sistema. Caminho (<text:span text:style-name="T1">path</text:span>) percorrido no caso de uso.</text:p>
                      <text:list>
                        <text:list-item>
                          <text:p text:style-name="P12">Cada caso de uso é uma coleção de cenários de sucesso e insucesso relacionados.</text:p>
                        </text:list-item>
                      </text:list>
                    </text:list-item>
                    <text:list-item>
                      <text:p text:style-name="P10">Modelos de Casos de Uso (<text:span text:style-name="T1">Use Case Model</text:span>) – conjunto de todos os Casos de Uso desenvolvidos no âmbito da disciplina de Requisitos.</text:p>
                    </text:list-item>
                    <text:list-item>
                      <text:p text:style-name="P12">Regras:</text:p>
                      <text:list>
                        <text:list-item>
                          <text:p text:style-name="P12">Tentar responder à questão: Como o sistema suporta os utilizadores a atingirem seus objetivos.</text:p>
                        </text:list-item>
                        <text:list-item>
                          <text:p text:style-name="P12">Enfatizar requisitos funcionais</text:p>
                        </text:list-item>
                        <text:list-item>
                          <text:p text:style-name="P12">Documentos de Texto, não diagramas.</text:p>
                        </text:list-item>
                        <text:list-item>
                          <text:p text:style-name="P12">Casos de uso baseados em caixas pretas (<text:span text:style-name="T1">black boxes</text:span>): descrever o quê (idéias) e não “como” (procedimentos)</text:p>
                        </text:list-item>
                      </text:list>
                    </text:list-item>
                    <text:list-item>
                      <text:p text:style-name="P12">Formatos:</text:p>
                      <text:list>
                        <text:list-item>
                          <text:p text:style-name="P12">Breve (<text:span text:style-name="T1">brief</text:span>) de alto nível</text:p>
                          <text:list>
                            <text:list-item>
                              <text:p text:style-name="P12">Descriçao do cenário de sucesso principal em um parágrafo</text:p>
                            </text:list-item>
                          </text:list>
                        </text:list-item>
                        <text:list-item>
                          <text:p text:style-name="P12">Casual:</text:p>
                          <text:list>
                            <text:list-item>
                              <text:p text:style-name="P12">Múltiplos parágrafos sobre vários cenários</text:p>
                            </text:list-item>
                          </text:list>
                        </text:list-item>
                        <text:list-item>
                          <text:p text:style-name="P12">Completo (<text:span text:style-name="T1">fully-dressed</text:span>)</text:p>
                          <text:list>
                            <text:list-item>
                              <text:p text:style-name="P12"><text:soft-page-break/>contém as secções:</text:p>
                              <text:list>
                                <text:list-item>
                                  <text:p text:style-name="P12">Ator primário</text:p>
                                </text:list-item>
                                <text:list-item>
                                  <text:p text:style-name="P12">Partes interessadas e interesses</text:p>
                                </text:list-item>
                                <text:list-item>
                                  <text:p text:style-name="P12">Pré-condições</text:p>
                                </text:list-item>
                                <text:list-item>
                                  <text:p text:style-name="P12">Pós-condições</text:p>
                                </text:list-item>
                                <text:list-item>
                                  <text:p text:style-name="P12">Cenário de sucesso principal (ou fluxo básico)</text:p>
                                </text:list-item>
                                <text:list-item>
                                  <text:p text:style-name="P12">Extensões (fluxos alternativos)</text:p>
                                </text:list-item>
                                <text:list-item>
                                  <text:p text:style-name="P12">Requisitos especiais</text:p>
                                </text:list-item>
                                <text:list-item>
                                  <text:p text:style-name="P12">Tecnologia e Lista de Variações dos Dados</text:p>
                                </text:list-item>
                                <text:list-item>
                                  <text:p text:style-name="P12">Frequência de Ocorência</text:p>
                                </text:list-item>
                                <text:list-item>
                                  <text:p text:style-name="P12">Questões em aberto</text:p>
                                </text:list-item>
                              </text:list>
                            </text:list-item>
                            <text:list-item>
                              <text:p text:style-name="P12">Na fase de Elaboração, os casos de uso devem ser escritos neste formato.</text:p>
                            </text:list-item>
                          </text:list>
                        </text:list-item>
                        <text:list-item>
                          <text:p text:style-name="P1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05:24.471653431</meta:creation-date>
    <dc:date>2020-11-16T11:48:27.824348005</dc:date>
    <meta:editing-duration>PT4H34M20S</meta:editing-duration>
    <meta:editing-cycles>13</meta:editing-cycles>
    <meta:generator>LibreOffice/6.1.5.2$Linux_X86_64 LibreOffice_project/10$Build-2</meta:generator>
    <meta:document-statistic meta:table-count="0" meta:image-count="0" meta:object-count="0" meta:page-count="3" meta:paragraph-count="102" meta:word-count="609" meta:character-count="3620" meta:non-whitespace-character-count="3201"/>
  </office:meta>
</office:document-meta>
</file>